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80" draw:fill-color="#7da647" draw:textarea-horizontal-align="center" draw:textarea-vertical-align="middle"/>
    </style:style>
    <style:style style:name="gr2" style:family="graphic" style:parent-style-name="standard">
      <style:graphic-properties svg:stroke-color="#000080" draw:fill-color="#5c8526" draw:textarea-horizontal-align="center" draw:textarea-vertical-align="middle"/>
    </style:style>
    <style:style style:name="gr3" style:family="graphic" style:parent-style-name="standard">
      <style:graphic-properties draw:fill-color="#999999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44cm"/>
    </style:style>
    <style:style style:name="gr6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opacity="50%" draw:textarea-horizontal-align="center" draw:textarea-vertical-align="middle" draw:shadow-opacity="50%"/>
    </style:style>
    <style:style style:name="gr14" style:family="graphic" style:parent-style-name="standard">
      <style:graphic-properties draw:fill-color="#ffcc99" draw:textarea-horizontal-align="center" draw:textarea-vertical-align="middle"/>
    </style:style>
    <style:style style:name="gr15" style:family="graphic" style:parent-style-name="standard">
      <style:graphic-properties draw:fill-color="#ff8080" draw:textarea-horizontal-align="center" draw:textarea-vertical-align="middle"/>
    </style:style>
    <style:style style:name="gr16" style:family="graphic" style:parent-style-name="standard">
      <style:graphic-properties svg:stroke-width="0.051cm" draw:marker-start="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="Arrowheads_20_4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draw:fill="none" draw:fill-color="#ff8080" draw:textarea-horizontal-align="center" draw:textarea-vertical-align="middle"/>
    </style:style>
    <style:style style:name="gr21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false" fo:min-height="0cm" fo:min-width="5.165cm"/>
    </style:style>
    <style:style style:name="gr22" style:family="graphic" style:parent-style-name="standard">
      <style:graphic-properties svg:stroke-width="0.051cm" draw:marker-start="Arrowheads_20_4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dash" draw:stroke-dash="Dashed_20__28_var_29_" svg:stroke-width="0.051cm" draw:marker-start="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true" fo:min-height="1.302cm" fo:min-width="0cm"/>
    </style:style>
    <style:style style:name="gr26" style:family="graphic" style:parent-style-name="standard">
      <style:graphic-properties draw:marker-start="Arrowheads_20_4" draw:marker-end="Arrowheads_20_4" draw:fill-color="#ffcc99" draw:opacity="50%" draw:textarea-horizontal-align="center" draw:textarea-vertical-align="middle" draw:shadow-opacity="50%"/>
    </style:style>
    <style:style style:name="gr27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false" fo:min-height="0cm" fo:min-width="3.4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80" fo:font-size="10pt" style:font-size-asian="10pt" style:font-size-complex="10pt"/>
    </style:style>
    <style:style style:name="P4" style:family="paragraph">
      <style:text-properties fo:color="#000080"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color="#000080" fo:font-size="14pt" style:font-size-asian="14pt" style:font-size-complex="14pt"/>
    </style:style>
    <style:style style:name="P7" style:family="paragraph">
      <style:text-properties fo:color="#000080" fo:font-size="10pt" style:font-size-asian="10pt" style:font-size-complex="10pt"/>
    </style:style>
    <style:style style:name="P8" style:family="paragraph">
      <style:paragraph-properties fo:text-align="center"/>
      <style:text-properties fo:color="#000080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800000" fo:font-size="14pt" style:font-size-asian="14pt" style:font-size-complex="14pt"/>
    </style:style>
    <style:style style:name="P11" style:family="paragraph">
      <style:paragraph-properties fo:text-align="center"/>
      <style:text-properties fo:color="#800000" fo:font-size="12pt" style:font-size-asian="12pt" style:font-size-complex="12pt"/>
    </style:style>
    <style:style style:name="P12" style:family="paragraph">
      <style:text-properties fo:color="#800000" fo:font-size="14pt" style:font-size-asian="14pt" style:font-size-complex="14pt"/>
    </style:style>
    <style:style style:name="P13" style:family="paragraph">
      <style:paragraph-properties fo:text-align="center"/>
      <style:text-properties fo:color="#000000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4pt" style:font-size-asian="14pt" style:font-size-complex="14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2pt" style:font-size-asian="12pt" style:font-size-complex="12pt"/>
    </style:style>
    <style:style style:name="P18" style:family="paragraph">
      <style:text-properties fo:font-size="12pt" style:font-size-asian="12pt" style:font-size-complex="12pt"/>
    </style:style>
    <style:style style:name="T1" style:family="text">
      <style:text-properties fo:color="#000080" fo:font-size="14pt" style:font-size-asian="14pt" style:font-size-complex="14pt"/>
    </style:style>
    <style:style style:name="T2" style:family="text">
      <style:text-properties fo:color="#000080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80"/>
    </style:style>
    <style:style style:name="T6" style:family="text">
      <style:text-properties fo:color="#800000" fo:font-size="14pt" style:font-size-asian="14pt" style:font-size-complex="14pt"/>
    </style:style>
    <style:style style:name="T7" style:family="text">
      <style:text-properties fo:color="#800000" fo:font-size="8pt" style:font-size-asian="8pt" style:font-size-complex="8pt"/>
    </style:style>
    <style:style style:name="T8" style:family="text">
      <style:text-properties fo:color="#800000" fo:font-size="12pt" style:font-size-asian="12pt" style:font-size-complex="12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32cm" svg:height="10.673cm" svg:x="5.281cm" svg:y="1cm">
          <text:p/>
        </draw:rect>
        <draw:rect draw:style-name="gr2" draw:text-style-name="P1" draw:layer="layout" svg:width="2.932cm" svg:height="10.673cm" svg:x="8.188cm" svg:y="1cm">
          <text:p/>
        </draw:rect>
        <draw:rect draw:style-name="gr1" draw:text-style-name="P1" draw:layer="layout" svg:width="2.932cm" svg:height="10.673cm" svg:x="11.097cm" svg:y="1cm">
          <text:p/>
        </draw:rect>
        <draw:rect draw:style-name="gr2" draw:text-style-name="P1" draw:layer="layout" svg:width="2.932cm" svg:height="10.673cm" svg:x="14.017cm" svg:y="1cm">
          <text:p/>
        </draw:rect>
        <draw:rect draw:style-name="gr1" draw:text-style-name="P1" draw:layer="layout" svg:width="2.932cm" svg:height="10.673cm" svg:x="16.958cm" svg:y="1cm">
          <text:p/>
        </draw:rect>
        <draw:rect draw:style-name="gr2" draw:text-style-name="P1" draw:layer="layout" svg:width="2.932cm" svg:height="10.673cm" svg:x="19.907cm" svg:y="1cm">
          <text:p/>
        </draw:rect>
        <draw:rect draw:style-name="gr1" draw:text-style-name="P1" draw:layer="layout" svg:width="2.932cm" svg:height="10.673cm" svg:x="22.849cm" svg:y="1cm">
          <text:p/>
        </draw:rect>
        <draw:rect draw:style-name="gr3" draw:text-style-name="P1" draw:layer="layout" svg:width="2.535cm" svg:height="5.314cm" svg:x="1cm" svg:y="1cm">
          <text:p/>
        </draw:rect>
        <draw:rect draw:style-name="gr4" draw:text-style-name="P3" draw:layer="layout" svg:width="2.231cm" svg:height="1.145cm" svg:x="1.127cm" svg:y="1.165cm">
          <text:p text:style-name="P2"><text:span text:style-name="T1">ITC</text:span></text:p>
          <text:p text:style-name="P2"><text:span text:style-name="T2">16 lines</text:span></text:p>
        </draw:rect>
        <draw:rect draw:style-name="gr4" draw:text-style-name="P3" draw:layer="layout" svg:width="2.231cm" svg:height="1.145cm" svg:x="1.146cm" svg:y="2.417cm">
          <text:p text:style-name="P2"><text:span text:style-name="T1">EVC</text:span></text:p>
          <text:p text:style-name="P2"><text:span text:style-name="T2">192 lines</text:span></text:p>
        </draw:rect>
        <draw:rect draw:style-name="gr4" draw:text-style-name="P3" draw:layer="layout" svg:width="2.231cm" svg:height="1.491cm" svg:x="1.165cm" svg:y="3.67cm">
          <text:p text:style-name="P2"><text:span text:style-name="T1">RTC</text:span></text:p>
          <text:p text:style-name="P2"><text:span text:style-name="T2">2 timers</text:span></text:p>
          <text:p text:style-name="P2"><text:span text:style-name="T2">1 watchdog</text:span></text:p>
        </draw:rect>
        <draw:rect draw:style-name="gr4" draw:text-style-name="P3" draw:layer="layout" svg:width="2.231cm" svg:height="0.912cm" svg:x="1.148cm" svg:y="5.283cm">
          <text:p text:style-name="P2"><text:span text:style-name="T1">OCE</text:span></text:p>
        </draw:rect>
        <draw:frame draw:style-name="gr5" draw:text-style-name="P4" draw:layer="layout" svg:width="1.376cm" svg:height="0.894cm" svg:x="5.47cm" svg:y="1.087cm">
          <draw:text-box>
            <text:p><text:span text:style-name="T1">PF</text:span></text:p>
          </draw:text-box>
        </draw:frame>
        <draw:frame draw:style-name="gr5" draw:text-style-name="P4" draw:layer="layout" svg:width="1.304cm" svg:height="0.894cm" svg:x="8.367cm" svg:y="1.08cm">
          <draw:text-box>
            <text:p><text:span text:style-name="T1">ID</text:span></text:p>
          </draw:text-box>
        </draw:frame>
        <draw:frame draw:style-name="gr5" draw:text-style-name="P4" draw:layer="layout" svg:width="1.376cm" svg:height="0.894cm" svg:x="11.266cm" svg:y="1.08cm">
          <draw:text-box>
            <text:p><text:span text:style-name="T1">RR</text:span></text:p>
          </draw:text-box>
        </draw:frame>
        <draw:frame draw:style-name="gr5" draw:text-style-name="P4" draw:layer="layout" svg:width="1.376cm" svg:height="0.894cm" svg:x="14.277cm" svg:y="1.064cm">
          <draw:text-box>
            <text:p><text:span text:style-name="T1">E1</text:span></text:p>
          </draw:text-box>
        </draw:frame>
        <draw:frame draw:style-name="gr5" draw:text-style-name="P4" draw:layer="layout" svg:width="1.376cm" svg:height="0.894cm" svg:x="17.17cm" svg:y="1.051cm">
          <draw:text-box>
            <text:p><text:span text:style-name="T1">E2</text:span></text:p>
          </draw:text-box>
        </draw:frame>
        <draw:frame draw:style-name="gr5" draw:text-style-name="P4" draw:layer="layout" svg:width="1.376cm" svg:height="0.894cm" svg:x="20.102cm" svg:y="1.052cm">
          <draw:text-box>
            <text:p><text:span text:style-name="T1">E3</text:span></text:p>
          </draw:text-box>
        </draw:frame>
        <draw:frame draw:style-name="gr5" draw:text-style-name="P4" draw:layer="layout" svg:width="1.376cm" svg:height="0.894cm" svg:x="23.07cm" svg:y="1.07cm">
          <draw:text-box>
            <text:p><text:span text:style-name="T1">E4</text:span></text:p>
          </draw:text-box>
        </draw:frame>
        <draw:rect draw:style-name="gr4" draw:text-style-name="P6" draw:layer="layout" svg:width="1.734cm" svg:height="3.146cm" svg:x="6.45cm" svg:y="4.258cm">
          <text:p text:style-name="P2"><text:span text:style-name="T1">PFB</text:span></text:p>
          <text:p text:style-name="P5"><text:span text:style-name="T3"/></text:p>
          <text:p text:style-name="P2"><text:span text:style-name="T2">128 bits</text:span></text:p>
          <text:p text:style-name="P2"><text:span text:style-name="T2">3 entries</text:span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custom-shape draw:style-name="gr6" draw:text-style-name="P1" draw:layer="layout" svg:width="0.294cm" svg:height="0.51cm" svg:x="6.57cm" svg:y="6.894cm">
          <text:p/>
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6" draw:layer="layout" svg:width="1.734cm" svg:height="3.146cm" svg:x="11.102cm" svg:y="4.273cm">
          <text:p text:style-name="P2"><text:span text:style-name="T1">RF</text:span></text:p>
          <text:p text:style-name="P5"><text:span text:style-name="T4"/></text:p>
          <text:p text:style-name="P2"><text:span text:style-name="T2">32 bits</text:span></text:p>
          <text:p text:style-name="P2"><text:span text:style-name="T2">64 reg</text:span></text:p>
          <text:p text:style-name="P2"><text:span text:style-name="T2">11 RD</text:span></text:p>
          <text:p text:style-name="P2"><text:span text:style-name="T2"><text:s text:c="4"/></text:span><text:span text:style-name="T2">4WR</text:span></text:p>
          <text:p text:style-name="P2"><text:span text:style-name="T2"/></text:p>
        </draw:rect>
        <draw:custom-shape draw:style-name="gr7" draw:text-style-name="P1" draw:layer="layout" svg:width="2.163cm" svg:height="3.808cm" svg:x="8.564cm" svg:y="4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1.869cm" svg:height="3.009cm" svg:x="8.582cm" svg:y="4.594cm">
          <draw:text-box>
            <text:p><text:span text:style-name="T2">Fetch</text:span></text:p>
            <text:p><text:span text:style-name="T2"/></text:p>
            <text:p><text:span text:style-name="T2">Align</text:span></text:p>
            <text:p><text:span text:style-name="T2"/></text:p>
            <text:p><text:span text:style-name="T2">Decode</text:span></text:p>
            <text:p><text:span text:style-name="T2"/></text:p>
            <text:p><text:span text:style-name="T2">Dispatch</text:span></text:p>
          </draw:text-box>
        </draw:frame>
        <draw:custom-shape draw:style-name="gr9" draw:text-style-name="P8" draw:layer="layout" svg:width="0.679cm" svg:height="0.679cm" svg:x="7.384cm" svg:y="7.88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94cm" svg:height="0.51cm" svg:x="11.318cm" svg:y="6.909cm">
          <text:p/>
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rect draw:style-name="gr10" draw:text-style-name="P1" draw:layer="layout" svg:width="0.471cm" svg:height="1.281cm" svg:x="5.732cm" svg:y="7.614cm">
            <text:p/>
          </draw:rect>
          <draw:custom-shape draw:style-name="gr6" draw:text-style-name="P1" draw:layer="layout" svg:width="0.294cm" svg:height="0.51cm" svg:x="5.805cm" svg:y="8.378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1" draw:layer="layout" svg:width="2.249cm" svg:height="0.353cm" draw:transform="rotate (1.56294234516063) translate (13.281cm 6.973cm)">
          <text:p/>
          <draw:enhanced-geometry svg:viewBox="0 0 21600 21600" draw:mirror-vertical="true" draw:glue-points="?f6 10800 10800 21600 ?f5 10800 10800 0" draw:text-areas="?f3 ?f3 ?f4 ?f4" draw:type="trapezoid" draw:modifiers="2217.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2.671cm" svg:height="0.382cm" draw:transform="rotate (1.56294234516063) translate (6.495cm 11.45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163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2" draw:text-style-name="P9" draw:layer="layout" svg:width="0.485cm" svg:height="1.367cm" svg:x="7.522cm" svg:y="9.493cm">
          <text:p text:style-name="P1"><text:span text:style-name="T4">H</text:span></text:p>
          <text:p text:style-name="P1"><text:span text:style-name="T4">W</text:span></text:p>
          <text:p text:style-name="P1"><text:span text:style-name="T4">L</text:span></text:p>
        </draw:rect>
        <draw:rect draw:style-name="gr13" draw:text-style-name="P10" draw:layer="layout" svg:width="16.42cm" svg:height="0.72cm" svg:x="8.482cm" svg:y="10.728cm">
          <text:p text:style-name="P1"><text:span text:style-name="T6">BCU</text:span></text:p>
        </draw:rect>
        <draw:custom-shape draw:style-name="gr11" draw:text-style-name="P1" draw:layer="layout" svg:width="2.512cm" svg:height="0.328cm" draw:transform="rotate (3.13356413903003) translate (13.942cm 3.346cm)">
          <text:p/>
          <draw:enhanced-geometry svg:viewBox="0 0 21600 21600" draw:mirror-vertical="true" draw:glue-points="?f6 10800 10800 21600 ?f5 10800 10800 0" draw:text-areas="?f3 ?f3 ?f4 ?f4" draw:type="trapezoid" draw:modifiers="2217.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0" draw:text-style-name="P1" draw:layer="layout" svg:width="0.471cm" svg:height="1.281cm" svg:x="11.231cm" svg:y="7.615cm">
            <text:p/>
          </draw:rect>
          <draw:custom-shape draw:style-name="gr6" draw:text-style-name="P1" draw:layer="layout" svg:width="0.294cm" svg:height="0.51cm" svg:x="11.304cm" svg:y="8.379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0" draw:text-style-name="P1" draw:layer="layout" svg:width="0.471cm" svg:height="1.281cm" svg:x="14.185cm" svg:y="2.773cm">
            <text:p/>
          </draw:rect>
          <draw:custom-shape draw:style-name="gr6" draw:text-style-name="P1" draw:layer="layout" svg:width="0.294cm" svg:height="0.51cm" svg:x="14.258cm" svg:y="3.537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0" draw:text-style-name="P1" draw:layer="layout" svg:width="0.471cm" svg:height="1.281cm" svg:x="14.185cm" svg:y="4.498cm">
            <text:p/>
          </draw:rect>
          <draw:custom-shape draw:style-name="gr6" draw:text-style-name="P1" draw:layer="layout" svg:width="0.294cm" svg:height="0.51cm" svg:x="14.258cm" svg:y="5.262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2" draw:text-style-name="P10" draw:layer="layout" svg:width="1.52cm" svg:height="0.853cm" svg:x="14.997cm" svg:y="3.004cm">
          <text:p text:style-name="P1"><text:span text:style-name="T6">ALU</text:span><text:span text:style-name="T7">0</text:span></text:p>
        </draw:rect>
        <draw:rect draw:style-name="gr12" draw:text-style-name="P10" draw:layer="layout" svg:width="1.494cm" svg:height="0.853cm" svg:x="15.023cm" svg:y="4.755cm">
          <text:p text:style-name="P1"><text:span text:style-name="T6">ALU</text:span><text:span text:style-name="T7">1</text:span></text:p>
        </draw:rect>
        <draw:rect draw:style-name="gr14" draw:text-style-name="P1" draw:layer="layout" svg:width="11.253cm" svg:height="2.954cm" svg:x="14.038cm" svg:y="6.101cm">
          <text:p/>
        </draw:rect>
        <draw:g>
          <draw:rect draw:style-name="gr10" draw:text-style-name="P1" draw:layer="layout" svg:width="0.471cm" svg:height="1.281cm" svg:x="14.185cm" svg:y="6.27cm">
            <text:p/>
          </draw:rect>
          <draw:custom-shape draw:style-name="gr6" draw:text-style-name="P1" draw:layer="layout" svg:width="0.294cm" svg:height="0.51cm" svg:x="14.258cm" svg:y="7.034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2" draw:text-style-name="P11" draw:layer="layout" svg:width="1.323cm" svg:height="0.647cm" svg:x="15.01cm" svg:y="6.397cm">
          <text:p text:style-name="P1"><text:span text:style-name="T8">ALU</text:span><text:span text:style-name="T7">tiny</text:span></text:p>
        </draw:rect>
        <draw:frame draw:style-name="gr8" draw:text-style-name="P12" draw:layer="layout" svg:width="1.603cm" svg:height="0.806cm" svg:x="22.001cm" svg:y="6.157cm">
          <draw:text-box>
            <text:p><text:span text:style-name="T6">MAU</text:span></text:p>
          </draw:text-box>
        </draw:frame>
        <draw:rect draw:style-name="gr12" draw:text-style-name="P13" draw:layer="layout" svg:width="2.002cm" svg:height="0.853cm" svg:x="14.773cm" svg:y="7.218cm">
          <text:p text:style-name="P1"><text:span text:style-name="T9">MUL</text:span></text:p>
        </draw:rect>
        <draw:rect draw:style-name="gr12" draw:text-style-name="P13" draw:layer="layout" svg:width="10.518cm" svg:height="0.853cm" svg:x="14.773cm" svg:y="8.145cm">
          <text:p text:style-name="P1"><text:span text:style-name="T9">FPU</text:span></text:p>
        </draw:rect>
        <draw:rect draw:style-name="gr12" draw:text-style-name="P13" draw:layer="layout" svg:width="2.634cm" svg:height="0.853cm" svg:x="16.991cm" svg:y="7.219cm">
          <text:p text:style-name="P1"><text:span text:style-name="T9">ACC</text:span></text:p>
        </draw:rect>
        <draw:rect draw:style-name="gr4" draw:text-style-name="P14" draw:layer="layout" svg:width="16.381cm" svg:height="1.029cm" svg:x="2.594cm" svg:y="12.292cm">
          <text:p text:style-name="P1"><text:span text:style-name="T3">MMU</text:span></text:p>
        </draw:rect>
        <draw:rect draw:style-name="gr15" draw:text-style-name="P2" draw:layer="layout" svg:width="8.407cm" svg:height="2.057cm" svg:x="1cm" svg:y="13.922cm">
          <text:p/>
        </draw:rect>
        <draw:polyline draw:style-name="gr16" draw:text-style-name="P1" draw:layer="layout" svg:width="6.191cm" svg:height="0.789cm" draw:transform="rotate (-0.126012771995153) translate (3.64173406205782cm 2.67741471223104cm)" svg:viewBox="0 0 6192 790" draw:points="0,5167 6092,4397 6192,5187">
          <text:p/>
        </draw:polyline>
        <draw:polyline draw:style-name="gr16" draw:text-style-name="P1" draw:layer="layout" svg:width="2.142cm" svg:height="0.979cm" draw:transform="rotate (1.30445908294032) translate (4.24407407478772cm 10.0307923494024cm)" svg:viewBox="0 0 2143 980" draw:points="0,13990 1861,13469 2143,14449">
          <text:p/>
        </draw:polyline>
        <draw:line draw:style-name="gr16" draw:text-style-name="P1" draw:layer="layout" svg:x1="8.456cm" svg:y1="11.128cm" svg:x2="6.898cm" svg:y2="11.141cm">
          <text:p/>
        </draw:line>
        <draw:line draw:style-name="gr16" draw:text-style-name="P1" draw:layer="layout" svg:x1="7.499cm" svg:y1="10.214cm" svg:x2="6.884cm" svg:y2="10.217cm">
          <text:p/>
        </draw:line>
        <draw:polyline draw:style-name="gr16" draw:text-style-name="P1" draw:layer="layout" svg:width="0.963cm" svg:height="0.423cm" draw:transform="rotate (-2.54294472015644) translate (7.94528134467764cm 8.92977333357227cm)" svg:viewBox="0 0 964 424" draw:points="0,-23284 290,-23708 964,-23284">
          <text:p/>
        </draw:polyline>
        <draw:line draw:style-name="gr17" draw:text-style-name="P1" draw:layer="layout" svg:x1="7.372cm" svg:y1="8.22cm" svg:x2="6.165cm" svg:y2="8.245cm">
          <text:p/>
        </draw:line>
        <draw:polyline draw:style-name="gr16" draw:text-style-name="P1" draw:layer="layout" svg:width="5.755cm" svg:height="2.81cm" draw:transform="skewX (0.922581042604028) rotate (0.934274748592388) translate (3.035cm 10.168cm)" svg:viewBox="0 0 5756 2811" draw:points="5756,19780 0,16969 3,18223">
          <text:p/>
        </draw:polyline>
        <draw:line draw:style-name="gr16" draw:text-style-name="P1" draw:layer="layout" svg:x1="4.783cm" svg:y1="13.344cm" svg:x2="4.783cm" svg:y2="13.935cm">
          <text:p/>
        </draw:line>
        <draw:line draw:style-name="gr16" draw:text-style-name="P1" draw:layer="layout" svg:x1="9.685cm" svg:y1="8.066cm" svg:x2="9.662cm" svg:y2="10.726cm">
          <text:p/>
        </draw:line>
        <draw:line draw:style-name="gr17" draw:text-style-name="P1" draw:layer="layout" svg:x1="11.226cm" svg:y1="7.784cm" svg:x2="10.711cm" svg:y2="7.783cm">
          <text:p/>
        </draw:line>
        <draw:line draw:style-name="gr17" draw:text-style-name="P1" draw:layer="layout" svg:x1="14.231cm" svg:y1="5.318cm" svg:x2="13.769cm" svg:y2="5.318cm">
          <text:p/>
        </draw:line>
        <draw:line draw:style-name="gr17" draw:text-style-name="P1" draw:layer="layout" svg:x1="14.231cm" svg:y1="5.318cm" svg:x2="13.769cm" svg:y2="5.318cm">
          <text:p/>
        </draw:line>
        <draw:line draw:style-name="gr17" draw:text-style-name="P1" draw:layer="layout" svg:x1="14.205cm" svg:y1="6.962cm" svg:x2="13.795cm" svg:y2="6.962cm">
          <text:p/>
        </draw:line>
        <draw:line draw:style-name="gr17" draw:text-style-name="P1" draw:layer="layout" svg:x1="13.308cm" svg:y1="6.552cm" svg:x2="12.87cm" svg:y2="6.551cm">
          <text:p/>
        </draw:line>
        <draw:polyline draw:style-name="gr17" draw:text-style-name="P1" draw:layer="layout" svg:width="1.977cm" svg:height="0.839cm" draw:transform="rotate (-2.62567332670096) translate (13.8751795545638cm 7.5632744795803cm)" svg:viewBox="0 0 1978 840" draw:points="0,-26008 447,-26848 1978,-26008">
          <text:p/>
        </draw:polyline>
        <draw:line draw:style-name="gr18" draw:text-style-name="P1" draw:layer="layout" svg:x1="13.795cm" svg:y1="5.934cm" svg:x2="13.615cm" svg:y2="5.934cm">
          <text:p/>
        </draw:line>
        <draw:line draw:style-name="gr18" draw:text-style-name="P1" draw:layer="layout" svg:x1="13.281cm" svg:y1="5.035cm" svg:x2="12.844cm" svg:y2="5.035cm">
          <text:p/>
        </draw:line>
        <draw:line draw:style-name="gr16" draw:text-style-name="P1" draw:layer="layout" svg:x1="13.075cm" svg:y1="3.34cm" svg:x2="13.075cm" svg:y2="5.061cm">
          <text:p/>
        </draw:line>
        <draw:line draw:style-name="gr17" draw:text-style-name="P1" draw:layer="layout" svg:x1="15.027cm" svg:y1="3.557cm" svg:x2="14.655cm" svg:y2="3.559cm">
          <text:p/>
        </draw:line>
        <draw:line draw:style-name="gr17" draw:text-style-name="P1" draw:layer="layout" svg:x1="15.015cm" svg:y1="5.291cm" svg:x2="14.668cm" svg:y2="5.293cm">
          <text:p/>
        </draw:line>
        <draw:polyline draw:style-name="gr16" draw:text-style-name="P1" draw:layer="layout" svg:width="8.31cm" svg:height="4.408cm" draw:transform="skewX (-3.82480616780244E-017) rotate (1.30445908294032) translate (-0.0190237479842023cm 13.4094643004201cm)" svg:viewBox="0 0 8311 4409" draw:points="0,8897 7071,7022 8311,11431">
          <text:p/>
        </draw:polyline>
        <draw:polyline draw:style-name="gr16" draw:text-style-name="P1" draw:layer="layout" svg:width="7.629cm" svg:height="6.089cm" draw:transform="rotate (1.30445908294032) translate (10.9779058750733cm 8.42057222996103cm)" svg:viewBox="0 0 7630 6090" draw:points="0,31197 139,31704 7630,29688 6505,25614 5675,25841">
          <text:p/>
        </draw:polyline>
        <draw:polyline draw:style-name="gr16" draw:text-style-name="P1" draw:layer="layout" svg:width="4.392cm" svg:height="4.778cm" draw:transform="rotate (1.30445908294032) translate (12.1712573927539cm 5.5509604298568cm)" svg:viewBox="0 0 4393 4779" draw:points="0,30738 121,31185 4393,30006 3384,26406 2700,26580">
          <text:p/>
        </draw:polyline>
        <draw:polyline draw:style-name="gr16" draw:text-style-name="P1" draw:layer="layout" svg:width="2.777cm" svg:height="3.92cm" draw:transform="rotate (1.30445908294032) translate (12.9021300680298cm 4.2502488555751cm)" svg:viewBox="0 0 2778 3921" draw:points="0,30892 44,31053 2778,30294 1876,27132 1344,27277">
          <text:p/>
        </draw:polyline>
        <draw:polyline draw:style-name="gr16" draw:text-style-name="P1" draw:layer="layout" svg:width="1.147cm" svg:height="2.963cm" draw:transform="rotate (1.30445908294032) translate (13.652539627863cm 2.96022742028678cm)" svg:viewBox="0 0 1148 2964" draw:points="273,30782 309,30865 1148,30624 393,27901 0,28021">
          <text:p/>
        </draw:polyline>
        <draw:polyline draw:style-name="gr16" draw:text-style-name="P1" draw:layer="layout" svg:width="5.45cm" svg:height="8.644cm" draw:transform="skewX (-3.69403433055293E-017) rotate (1.30445908294032) translate (11.444902092365cm 5.41622216406652cm)" svg:viewBox="0 0 5451 8645" draw:points="0,33440 27,33579 5451,32126 3511,24934 2576,25216">
          <text:p/>
        </draw:polyline>
        <draw:polyline draw:style-name="gr16" draw:text-style-name="P1" draw:layer="layout" svg:width="6.41cm" svg:height="14.757cm" draw:transform="skewX (-1.34962774702402E-017) rotate (1.30445908294032) translate (11.2943514053451cm 4.6894510375378cm)" svg:viewBox="0 0 6411 14758" draw:points="0,38769 68,39019 6411,37234 2863,24261 1814,24560">
          <text:p/>
        </draw:polyline>
        <draw:polyline draw:style-name="gr19" draw:text-style-name="P1" draw:layer="layout" svg:width="8.382cm" svg:height="6.03cm" draw:transform="skewX (-0.261275789023502) rotate (1.14633225270966) translate (22.3335952983675cm 8.99045204958385cm)" svg:viewBox="0 0 8383 6031" draw:points="0,53951 35,54140 8383,50767 7873,48109">
          <text:p/>
        </draw:polyline>
        <draw:rect draw:style-name="gr15" draw:text-style-name="P14" draw:layer="layout" svg:width="8.438cm" svg:height="1.029cm" svg:x="14.039cm" svg:y="9.322cm">
          <text:p/>
        </draw:rect>
        <draw:frame draw:style-name="gr8" draw:text-style-name="P12" draw:layer="layout" svg:width="1.467cm" svg:height="0.806cm" svg:x="18.638cm" svg:y="9.308cm">
          <draw:text-box>
            <text:p><text:span text:style-name="T6">LSU</text:span></text:p>
          </draw:text-box>
        </draw:frame>
        <draw:rect draw:style-name="gr12" draw:text-style-name="P11" draw:layer="layout" svg:width="1.323cm" svg:height="0.647cm" svg:x="15.01cm" svg:y="9.514cm">
          <text:p text:style-name="P1"><text:span text:style-name="T8">ALU</text:span><text:span text:style-name="T7">tiny</text:span></text:p>
        </draw:rect>
        <draw:rect draw:style-name="gr20" draw:text-style-name="P15" draw:layer="layout" svg:width="5.846cm" svg:height="1.029cm" svg:x="22.464cm" svg:y="9.323cm">
          <text:p/>
        </draw:rect>
        <draw:frame draw:style-name="gr21" draw:text-style-name="P17" draw:layer="layout" svg:width="5.548cm" svg:height="0.725cm" svg:x="22.934cm" svg:y="9.506cm">
          <draw:text-box>
            <text:p text:style-name="P16"><text:span text:style-name="T10">4 entries streaming FIFO</text:span></text:p>
          </draw:text-box>
        </draw:frame>
        <draw:polyline draw:style-name="gr22" draw:text-style-name="P1" draw:layer="layout" svg:width="6.242cm" svg:height="2.366cm" draw:transform="skewX (-0.0705113017805576) rotate (1.26728356987284) translate (11.9162711588703cm 9.4682606131879cm)" svg:viewBox="0 0 6243 2367" draw:points="105,30770 0,30337 6112,28403 6243,28827">
          <text:p/>
        </draw:polyline>
        <draw:line draw:style-name="gr16" draw:text-style-name="P1" draw:layer="layout" svg:x1="14.885cm" svg:y1="10.378cm" svg:x2="14.86cm" svg:y2="12.305cm">
          <text:p/>
        </draw:line>
        <draw:line draw:style-name="gr16" draw:text-style-name="P1" draw:layer="layout" svg:x1="17.626cm" svg:y1="13.333cm" svg:x2="17.621cm" svg:y2="13.974cm">
          <text:p/>
        </draw:line>
        <draw:line draw:style-name="gr17" draw:text-style-name="P1" draw:layer="layout" svg:x1="19.299cm" svg:y1="10.337cm" svg:x2="19.292cm" svg:y2="13.871cm">
          <text:p/>
        </draw:line>
        <draw:rect draw:style-name="gr15" draw:text-style-name="P2" draw:layer="layout" svg:width="9.998cm" svg:height="2.069cm" svg:x="12.673cm" svg:y="13.916cm">
          <text:p/>
        </draw:rect>
        <draw:frame draw:style-name="gr23" draw:layer="layout" svg:width="3.825cm" svg:height="1.594cm" svg:x="13.258cm" svg:y="14.172cm">
          <draw:text-box>
            <text:p text:style-name="P2"><text:span text:style-name="T3">D$ 8KB</text:span></text:p>
            <text:p text:style-name="P2"><text:span text:style-name="T4">2 way set associative</text:span></text:p>
            <text:p text:style-name="P2"><text:span text:style-name="T4">32B lines</text:span></text:p>
          </draw:text-box>
        </draw:frame>
        <draw:line draw:style-name="gr24" draw:text-style-name="P1" draw:layer="layout" svg:x1="14.876cm" svg:y1="12.295cm" svg:x2="14.848cm" svg:y2="13.914cm">
          <text:p/>
        </draw:line>
        <draw:polyline draw:style-name="gr16" draw:text-style-name="P1" draw:layer="layout" svg:width="8.241cm" svg:height="15.528cm" draw:transform="skewX (1.31744897253451E-017) rotate (1.30445908294032) translate (10.4797100632613cm 6.23391368005146cm)" svg:viewBox="0 0 8242 15529" draw:points="0,35938 830,39031 8242,36928 4579,23502 3428,23816">
          <text:p/>
        </draw:polyline>
        <draw:line draw:style-name="gr17" draw:text-style-name="P1" draw:layer="layout" svg:x1="21.946cm" svg:y1="10.337cm" svg:x2="21.939cm" svg:y2="13.871cm">
          <text:p/>
        </draw:line>
        <draw:line draw:style-name="gr24" draw:text-style-name="P1" draw:layer="layout" svg:x1="3.049cm" svg:y1="12.322cm" svg:x2="3.021cm" svg:y2="13.941cm">
          <text:p/>
        </draw:line>
        <draw:frame draw:style-name="gr25" draw:text-style-name="P2" draw:layer="layout" svg:width="3.825cm" svg:height="1.594cm" svg:x="2.168cm" svg:y="14.172cm">
          <draw:text-box>
            <text:p text:style-name="P2"><text:span text:style-name="T3">I$ 8kB</text:span></text:p>
            <text:p text:style-name="P2"><text:span text:style-name="T4">2 way set associative</text:span></text:p>
            <text:p text:style-name="P2"><text:span text:style-name="T4">64B lines</text:span></text:p>
          </draw:text-box>
        </draw:frame>
        <draw:rect draw:style-name="gr26" draw:text-style-name="P1" draw:layer="layout" svg:width="4.777cm" svg:height="1.478cm" svg:x="17.609cm" svg:y="14.211cm">
          <text:p/>
        </draw:rect>
        <draw:frame draw:style-name="gr27" draw:text-style-name="P18" draw:layer="layout" svg:width="5.003cm" svg:height="1.594cm" svg:x="17.564cm" svg:y="14.172cm">
          <draw:text-box>
            <text:p><text:span text:style-name="T3">WB 64B</text:span></text:p>
            <text:p><text:span text:style-name="T4">8 way fully associative</text:span></text:p>
            <text:p><text:span text:style-name="T4">8B ent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4" draw:display-name="Arrowheads 4" svg:viewBox="0 0 1131 902" svg:d="m564 0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9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5:38:07</meta:creation-date>
    <dc:date>2011-05-24T07:01:58</dc:date>
    <meta:editing-duration>PT28H35M49S</meta:editing-duration>
    <meta:editing-cycles>62</meta:editing-cycles>
    <meta:generator>OpenOffice.org/3.2$Linux OpenOffice.org_project/320m12$Build-9483</meta:generator>
    <meta:print-date>2011-02-08T10:19:37</meta:print-date>
    <dc:creator>Benoit Dinechin</dc:creator>
    <meta:document-statistic meta:object-count="102"/>
  </office:meta>
</office:document-meta>
</file>